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paragraph-properties fo:margin-left="0cm" fo:margin-right="0cm" fo:margin-top="0cm" fo:margin-bottom="0.499cm" style:contextual-spacing="false" fo:text-align="justify" style:justify-single-word="false" fo:orphans="2" fo:widows="2" fo:hyphenation-ladder-count="5" fo:text-indent="1cm" style:auto-text-indent="false" style:writing-mode="lr-tb"/>
      <style:text-properties style:use-window-font-color="true" loext:opacity="0%" style:font-name="Courier New" fo:font-size="10pt" fo:language="ru" fo:country="RU" style:font-name-asian="Calibri" style:font-size-asian="10pt" style:font-name-complex="Courier New" style:font-size-complex="10pt" style:language-complex="ar" style:country-complex="SA" fo:hyphenate="true" fo:hyphenation-remain-char-count="2" fo:hyphenation-push-char-count="2" loext:hyphenation-no-caps="false"/>
    </style:style>
    <style:style style:name="P2" style:family="paragraph" style:parent-style-name="Text">
      <style:paragraph-properties fo:margin-left="0cm" fo:margin-right="0cm" fo:margin-top="0cm" fo:margin-bottom="0.499cm" style:contextual-spacing="false" fo:line-height="150%" fo:text-align="justify" style:justify-single-word="false" fo:hyphenation-ladder-count="5" fo:text-indent="1cm" style:auto-text-indent="false"/>
      <style:text-properties style:font-name="Courier New" fo:font-size="10pt" fo:background-color="#669966" style:font-size-asian="10pt" style:font-name-complex="Courier New" style:font-size-complex="10pt" fo:hyphenate="true" fo:hyphenation-remain-char-count="2" fo:hyphenation-push-char-count="2" loext:hyphenation-no-caps="false"/>
    </style:style>
    <style:style style:name="P3" style:family="paragraph" style:parent-style-name="Text" style:master-page-name="">
      <style:paragraph-properties fo:margin-left="0cm" fo:margin-right="0cm" fo:margin-top="0cm" fo:margin-bottom="0.499cm" style:contextual-spacing="false" fo:text-align="justify" style:justify-single-word="false" fo:hyphenation-ladder-count="5" fo:text-indent="1cm" style:auto-text-indent="false" style:page-number="auto" style:shadow="none"/>
      <style:text-properties style:font-name="Courier New" fo:font-size="10pt" style:font-size-asian="10pt" style:font-name-complex="Courier New" style:font-size-complex="10pt" fo:hyphenate="true" fo:hyphenation-remain-char-count="2" fo:hyphenation-push-char-count="2" loext:hyphenation-no-caps="false"/>
    </style:style>
    <style:style style:name="P4" style:family="paragraph" style:parent-style-name="Text" style:master-page-name="">
      <style:paragraph-properties fo:margin-left="0cm" fo:margin-right="0cm" fo:margin-top="0cm" fo:margin-bottom="0.049cm" style:contextual-spacing="false" fo:text-align="center" style:justify-single-word="false" fo:hyphenation-ladder-count="5" fo:text-indent="0cm" style:auto-text-indent="false" style:page-number="auto" style:shadow="none"/>
      <style:text-properties style:font-name="Courier New" fo:font-size="10pt" style:font-size-asian="10pt" style:font-name-complex="Courier New" style:font-size-complex="10pt" fo:hyphenate="true" fo:hyphenation-remain-char-count="2" fo:hyphenation-push-char-count="2" loext:hyphenation-no-caps="false"/>
    </style:style>
    <style:style style:name="P5" style:family="paragraph" style:parent-style-name="Text" style:list-style-name="L1">
      <style:paragraph-properties fo:margin-top="0cm" fo:margin-bottom="0.499cm" style:contextual-spacing="false" fo:text-align="justify" style:justify-single-word="false" fo:hyphenation-ladder-count="5"/>
      <style:text-properties style:font-name="Courier New" fo:font-size="10pt" fo:background-color="#33ff99" style:font-size-asian="10pt" style:font-name-complex="Courier New" style:font-size-complex="10pt" fo:hyphenate="true" fo:hyphenation-remain-char-count="2" fo:hyphenation-push-char-count="2" loext:hyphenation-no-caps="false"/>
    </style:style>
    <style:style style:name="P6" style:family="paragraph" style:parent-style-name="Text" style:list-style-name="L1">
      <style:paragraph-properties fo:margin-top="0cm" fo:margin-bottom="0.499cm" style:contextual-spacing="false" fo:text-align="justify" style:justify-single-word="false" fo:hyphenation-ladder-count="5"/>
      <style:text-properties style:font-name="Courier New" fo:font-size="10pt" officeooo:paragraph-rsid="000d5ea3" fo:background-color="#33ff99" style:font-size-asian="10pt" style:font-name-complex="Courier New" style:font-size-complex="10pt" fo:hyphenate="true" fo:hyphenation-remain-char-count="2" fo:hyphenation-push-char-count="2" loext:hyphenation-no-caps="false"/>
    </style:style>
    <style:style style:name="P7" style:family="paragraph" style:parent-style-name="Text" style:list-style-name="L1">
      <style:paragraph-properties fo:margin-top="0cm" fo:margin-bottom="0.499cm" style:contextual-spacing="false" fo:text-align="justify" style:justify-single-word="false" fo:hyphenation-ladder-count="5"/>
      <style:text-properties officeooo:paragraph-rsid="000d5ea3" fo:hyphenate="true" fo:hyphenation-remain-char-count="2" fo:hyphenation-push-char-count="2" loext:hyphenation-no-caps="false"/>
    </style:style>
    <style:style style:name="P8" style:family="paragraph" style:parent-style-name="Text">
      <style:paragraph-properties fo:margin-left="0cm" fo:margin-right="0cm" fo:margin-top="0cm" fo:margin-bottom="0.499cm" style:contextual-spacing="false" fo:text-align="justify" style:justify-single-word="false" fo:hyphenation-ladder-count="5" fo:text-indent="1cm" style:auto-text-indent="false"/>
      <style:text-properties style:font-name="Courier New" fo:font-size="10pt" officeooo:paragraph-rsid="000d5ea3" style:font-size-asian="10pt" style:font-name-complex="Courier New" style:font-size-complex="10pt" fo:hyphenate="true" fo:hyphenation-remain-char-count="2" fo:hyphenation-push-char-count="2" loext:hyphenation-no-caps="false"/>
    </style:style>
    <style:style style:name="P9" style:family="paragraph" style:parent-style-name="Text">
      <style:paragraph-properties fo:margin-left="0cm" fo:margin-right="0cm" fo:margin-top="0cm" fo:margin-bottom="0.499cm" style:contextual-spacing="false" fo:line-height="200%" fo:text-align="justify" style:justify-single-word="false" fo:hyphenation-ladder-count="5" fo:text-indent="1cm" style:auto-text-indent="false"/>
      <style:text-properties style:font-name="Courier New" fo:font-size="10pt" officeooo:paragraph-rsid="000d5ea3" style:font-size-asian="10pt" style:font-name-complex="Courier New" style:font-size-complex="10pt" fo:hyphenate="true" fo:hyphenation-remain-char-count="2" fo:hyphenation-push-char-count="2" loext:hyphenation-no-caps="false"/>
    </style:style>
    <style:style style:name="P10" style:family="paragraph" style:parent-style-name="Text">
      <style:paragraph-properties fo:margin-left="3.747cm" fo:margin-right="0cm" fo:margin-top="0cm" fo:margin-bottom="0.499cm" style:contextual-spacing="false" fo:text-align="justify" style:justify-single-word="false" fo:hyphenation-ladder-count="5" fo:text-indent="1cm" style:auto-text-indent="false"/>
      <style:text-properties style:font-name="Courier New" fo:font-size="10pt" officeooo:paragraph-rsid="000d5ea3" style:font-size-asian="10pt" style:font-name-complex="Courier New" style:font-size-complex="10pt" fo:hyphenate="true" fo:hyphenation-remain-char-count="2" fo:hyphenation-push-char-count="2" loext:hyphenation-no-caps="false"/>
    </style:style>
    <style:style style:name="T1" style:family="text">
      <style:text-properties officeooo:rsid="000d5ea3"/>
    </style:style>
    <style:style style:name="T2" style:family="text">
      <style:text-properties fo:background-color="#33ff99" loext:char-shading-value="0"/>
    </style:style>
    <style:style style:name="T3" style:family="text">
      <style:text-properties style:font-name="Courier New" fo:font-size="10pt" fo:background-color="#33ff99" loext:char-shading-value="0" style:font-size-asian="10pt" style:font-name-complex="Courier New" style:font-size-complex="10pt"/>
    </style:style>
    <style:style style:name="T4" style:family="text">
      <style:text-properties fo:background-color="#cc9900" loext:char-shading-value="0"/>
    </style:style>
    <style:style style:name="T5" style:family="text">
      <style:text-properties officeooo:rsid="000d5ea3" fo:background-color="#cc99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05cm" fo:text-indent="-0.676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ВЕДЕНИЕ</text:p>
      <text:p text:style-name="P1"><text:s/>Создание ПЭВМ существенно расширило сферу применения вычислительной техники (ВТ). Из области науки, техники и производства ВТ все шире распространяется на непромышленные виды деятельности. Трудно сегодня представить современную фирму, учреждение без персонального комп<text:span text:style-name="T1">ь</text:span>ютера (ПК). Интерес к последним объясняется не только их компактностью, удобством управления, дружественным интерфейсом с пользователем, но и большим набором программных средств (ПС), ориентированных на любые области человеческой деятельности.</text:p>
      <text:p text:style-name="P8"><text:s/>Разработанные для ПК программные средства общего применения имеют удобный диалог, наглядность, располагают развитой помощью и самоучителями, что позволяет широко их использовать работникам, не знакомым с программированием. К числу ПС, которые с успехом и достаточной эффективностью могут быть использованы практически в любой сфере деятельности, относятся текстовые редакторы, табличные процесс<text:span text:style-name="T1">о</text:span>ры, интегрированные ПС и т. п.</text:p>
      <text:p text:style-name="P10"><text:span text:style-name="T2">* Названные средства необходимы </text:span></text:p>
      <text:list xml:id="list3562521018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бухгалтерам,служащим для подготовки и редактирования технической документации и прочих текстовых документов,</text:span></text:p>
                                </text:list-item>
                                <text:list-item>
                                  <text:p text:style-name="P6">ведения делопроизводства, расчета смет и калькуляций</text:p>
                                </text:list-item>
                                <text:list-item>
                                  <text:p text:style-name="P7"><text:span text:style-name="T3">ведомостей форм бухгалтерской отчетности и т. п.</text:span></text:p>
                                </text:list-item>
                                <text:list-item>
                                  <text:p text:style-name="P5">инженерам,научным работникам,</text:p>
                                </text:list-item>
                                <text:list-item>
                                  <text:p text:style-name="P5">руководителям,экономистам,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/>К настоящему времени разработано достаточно большое количество подобных ПС. Несмотря на некоторые отличия по функциям, возможностям и фирменные находки, они имеют много одинаковых <text:s/>процедур. Поэтому внимательтное изучение 1-2 процессоров позволяет в дальнейшем легко освоить любое новое программное средство этого вида.</text:p>
      <text:p text:style-name="P2"><text:s/>Настоящее пособие содержит задания на 9 лабораторных работ по текстовым редакторам для простых текстов (NC,TE), текстов средней сложности (Pe-2, Лексикон) и сложных (Фотон-MultiEdit), по "электронным таблицам" (Варитаб-86-SuperCalc) и интегрированному программному средству Framework III.</text:p>
      <text:p text:style-name="P9"><text:span text:style-name="T4"><text:s/>Выполнение данных лабораторных работ позволяет познакомиться с принципами работы и функциональными возможностями названных ПС. Полученые при этом практические навыки дают возможность достаточно легко освоить и использовать любые подобные средства в практической деятельности.</text:span></text:p>
      <text:p text:style-name="P9"><text:s text:c="2"/>Лабораторные работы выполняются на ПЭВМ типа IBM PC AT/XT. При этом для использования Framework III на PC/XT требуется соответствующий драйвер экран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ext" style:family="paragraph" style:parent-style-name="Standard" style:class="extra">
      <style:paragraph-properties fo:margin-top="0cm" fo:margin-bottom="0cm" style:contextual-spacing="false" fo:line-height="100%"/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Основной_20_шрифт_20_абзаца" style:display-name="Основной шрифт абзаца" style:family="text"/>
    <style:style style:name="Текст_20_Знак" style:display-name="Текст Знак" style:family="text" style:parent-style-name="Основной_20_шрифт_20_абзаца">
      <style:text-properties style:font-name="Consolas" fo:font-family="Consolas" style:font-family-generic="modern" fo:font-size="10.5pt" style:font-size-asian="10.5pt" style:font-name-complex="Consolas" style:font-family-complex="Consolas" style:font-family-generic-complex="modern" style:font-size-complex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2.499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 LibreOffice_project/a529a4fab45b75fefc5b6226684193eb000654f6</meta:generator>
    <meta:initial-creator>Арефьев</meta:initial-creator>
    <meta:creation-date>2009-09-14T05:35:00</meta:creation-date>
    <dc:date>2021-10-16T21:30:44.986000000</dc:date>
    <meta:editing-cycles>5</meta:editing-cycles>
    <meta:editing-duration>PT28M16S</meta:editing-duration>
    <meta:document-statistic meta:table-count="0" meta:image-count="0" meta:object-count="0" meta:page-count="1" meta:paragraph-count="13" meta:word-count="276" meta:character-count="2284" meta:non-whitespace-character-count="2017"/>
  </office:meta>
</office:document-meta>
</file>